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42.21mm"/>
    </style:style>
    <style:style style:name="co8" style:family="table-column">
      <style:table-column-properties fo:break-before="auto" style:column-width="26.95mm"/>
    </style:style>
    <style:style style:name="co9" style:family="table-column">
      <style:table-column-properties fo:break-before="auto" style:column-width="44.38mm"/>
    </style:style>
    <style:style style:name="co10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61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ndle_large_lifted_schur(20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SizeG 4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number-columns-repeated="2"/>
          <table:table-cell office:value-type="string" calcext:value-type="string">
            <text:p>less no of MSC blocks =&gt; blocks have more non-zeros,so <text:s/>time per iteration increa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0.14" calcext:value-type="float">
            <text:p>820.14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54" calcext:value-type="float">
            <text:p>0.7254</text:p>
          </table:table-cell>
          <table:table-cell table:style-name="ce2" office:value-type="float" office:value="0.7337" calcext:value-type="float">
            <text:p>0.73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11" calcext:value-type="float">
            <text:p>825.1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9" calcext:value-type="float">
            <text:p>0.7219</text:p>
          </table:table-cell>
          <table:table-cell table:style-name="ce2" office:value-type="float" office:value="0.7073" calcext:value-type="float">
            <text:p>0.707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17" calcext:value-type="float">
            <text:p>825.17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05" calcext:value-type="float">
            <text:p>0.7205</text:p>
          </table:table-cell>
          <table:table-cell table:style-name="ce2" office:value-type="float" office:value="0.8636" calcext:value-type="float">
            <text:p>0.863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17" calcext:value-type="float">
            <text:p>825.17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2" calcext:value-type="float">
            <text:p>0.7212</text:p>
          </table:table-cell>
          <table:table-cell table:style-name="ce2" office:value-type="float" office:value="1.042" calcext:value-type="float">
            <text:p>1.04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81" calcext:value-type="float">
            <text:p>825.8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4" calcext:value-type="float">
            <text:p>0.7224</text:p>
          </table:table-cell>
          <table:table-cell table:style-name="ce2" office:value-type="float" office:value="0.6802" calcext:value-type="float">
            <text:p>0.68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7.01" calcext:value-type="float">
            <text:p>827.0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07" calcext:value-type="float">
            <text:p>0.7207</text:p>
          </table:table-cell>
          <table:table-cell table:style-name="ce2" office:value-type="float" office:value="0.7099" calcext:value-type="float">
            <text:p>0.709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62" calcext:value-type="float">
            <text:p>824.62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4" calcext:value-type="float">
            <text:p>0.7214</text:p>
          </table:table-cell>
          <table:table-cell table:style-name="ce2" office:value-type="float" office:value="3330272153" calcext:value-type="float">
            <text:p>333027215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5 blocks)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28" calcext:value-type="float">
            <text:p>824.28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9" calcext:value-type="float">
            <text:p>0.7229</text:p>
          </table:table-cell>
          <table:table-cell table:style-name="ce2" office:value-type="float" office:value="0.6681" calcext:value-type="float">
            <text:p>0.668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73" calcext:value-type="float">
            <text:p>824.73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7" calcext:value-type="float">
            <text:p>0.7227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5 blocks)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1" calcext:value-type="float">
            <text:p>824.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5" calcext:value-type="float">
            <text:p>0.7225</text:p>
          </table:table-cell>
          <table:table-cell table:style-name="ce2" office:value-type="float" office:value="0.7314" calcext:value-type="float">
            <text:p>0.73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06" calcext:value-type="float">
            <text:p>825.06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4" calcext:value-type="float">
            <text:p>0.7214</text:p>
          </table:table-cell>
          <table:table-cell table:style-name="ce2" office:value-type="float" office:value="0.8984" calcext:value-type="float">
            <text:p>0.898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SizeG 12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4.69" calcext:value-type="float">
            <text:p>2574.6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495" calcext:value-type="float">
            <text:p>0.6495</text:p>
          </table:table-cell>
          <table:table-cell table:style-name="ce2" office:value-type="float" office:value="0.8938" calcext:value-type="float">
            <text:p>0.893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8.06" calcext:value-type="float">
            <text:p>2598.06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41" calcext:value-type="float">
            <text:p>0.6341</text:p>
          </table:table-cell>
          <table:table-cell table:style-name="ce3" office:value-type="float" office:value="0.8256" calcext:value-type="float">
            <text:p>8.26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3.63" calcext:value-type="float">
            <text:p>3.6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7.61" calcext:value-type="float">
            <text:p>2577.6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86" calcext:value-type="float">
            <text:p>0.6386</text:p>
          </table:table-cell>
          <table:table-cell table:style-name="ce2" office:value-type="float" office:value="0.8428" calcext:value-type="float">
            <text:p>0.84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 office:value-type="float" office:value="3.44" calcext:value-type="float">
            <text:p>3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3.64" calcext:value-type="float">
            <text:p>2583.64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1" calcext:value-type="float">
            <text:p>0.6371</text:p>
          </table:table-cell>
          <table:table-cell table:style-name="ce2" office:value-type="float" office:value="0.8356" calcext:value-type="float">
            <text:p>0.835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2.49" calcext:value-type="float">
            <text:p>2572.4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97" calcext:value-type="float">
            <text:p>0.6397</text:p>
          </table:table-cell>
          <table:table-cell table:style-name="ce2" office:value-type="float" office:value="0.8607" calcext:value-type="float">
            <text:p>0.860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6.59" calcext:value-type="float">
            <text:p>2586.5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" calcext:value-type="float">
            <text:p>0.637</text:p>
          </table:table-cell>
          <table:table-cell table:style-name="ce2" office:value-type="float" office:value="0.854" calcext:value-type="float">
            <text:p>0.85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0.02" calcext:value-type="float">
            <text:p>2580.02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4" calcext:value-type="float">
            <text:p>0.6374</text:p>
          </table:table-cell>
          <table:table-cell table:style-name="ce2" office:value-type="float" office:value="0.8543" calcext:value-type="float">
            <text:p>0.85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5 blocks)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6.85" calcext:value-type="float">
            <text:p>2586.85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65" calcext:value-type="float">
            <text:p>0.6365</text:p>
          </table:table-cell>
          <table:table-cell table:style-name="ce2" office:value-type="float" office:value="0.853" calcext:value-type="float">
            <text:p>0.85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8.86" calcext:value-type="float">
            <text:p>2588.86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58" calcext:value-type="float">
            <text:p>0.6358</text:p>
          </table:table-cell>
          <table:table-cell table:style-name="ce2" office:value-type="float" office:value="0.8435" calcext:value-type="float">
            <text:p>0.8435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5 blocks)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5.4" calcext:value-type="float">
            <text:p>2595.4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46" calcext:value-type="float">
            <text:p>0.6346</text:p>
          </table:table-cell>
          <table:table-cell table:style-name="ce2" office:value-type="float" office:value="0.832" calcext:value-type="float">
            <text:p>0.832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1.81" calcext:value-type="float">
            <text:p>2591.8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53" calcext:value-type="float">
            <text:p>0.6353</text:p>
          </table:table-cell>
          <table:table-cell table:style-name="ce2" office:value-type="float" office:value="0.836" calcext:value-type="float">
            <text:p>0.836</text:p>
          </table:table-cell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2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SizeG 3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859.84" calcext:value-type="float">
            <text:p>6859.84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677" calcext:value-type="float">
            <text:p>0.6677</text:p>
          </table:table-cell>
          <table:table-cell table:style-name="ce2" office:value-type="float" office:value="0.7043" calcext:value-type="float">
            <text:p>0.70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10.47" calcext:value-type="float">
            <text:p>10.4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482.55" calcext:value-type="float">
            <text:p>6482.5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77" calcext:value-type="float">
            <text:p>0.6477</text:p>
          </table:table-cell>
          <table:table-cell table:style-name="ce3" office:value-type="float" office:value="0.7177" calcext:value-type="float">
            <text:p>7.18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15.77" calcext:value-type="float">
            <text:p>15.7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22.17" calcext:value-type="float">
            <text:p>6322.17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298" calcext:value-type="float">
            <text:p>0.6298</text:p>
          </table:table-cell>
          <table:table-cell table:style-name="ce2" office:value-type="float" office:value="0.7729" calcext:value-type="float">
            <text:p>0.7729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15 blocks)</text:p>
          </table:table-cell>
          <table:table-cell table:style-name="ce2" office:value-type="float" office:value="15.58" calcext:value-type="float">
            <text:p>15.58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656.22" calcext:value-type="float">
            <text:p>6656.22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42" calcext:value-type="float">
            <text:p>0.6542</text:p>
          </table:table-cell>
          <table:table-cell table:style-name="ce2" office:value-type="float" office:value="0.7055" calcext:value-type="float">
            <text:p>0.705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table:style-name="ce2" office:value-type="float" office:value="12.67" calcext:value-type="float">
            <text:p>12.6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37.78" calcext:value-type="float">
            <text:p>6337.78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308" calcext:value-type="float">
            <text:p>0.6308</text:p>
          </table:table-cell>
          <table:table-cell table:style-name="ce2" office:value-type="float" office:value="0.7662" calcext:value-type="float">
            <text:p>0.7662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25 blocks)</text:p>
          </table:table-cell>
          <table:table-cell table:style-name="ce2" office:value-type="float" office:value="10.03" calcext:value-type="float">
            <text:p>10.03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588.38" calcext:value-type="float">
            <text:p>6588.38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56" calcext:value-type="float">
            <text:p>0.6556</text:p>
          </table:table-cell>
          <table:table-cell table:style-name="ce2" office:value-type="float" office:value="0.7146" calcext:value-type="float">
            <text:p>0.7146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style-name="ce2" office:value-type="float" office:value="11.42" calcext:value-type="float">
            <text:p>11.42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468.22" calcext:value-type="float">
            <text:p>6468.22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64" calcext:value-type="float">
            <text:p>0.6464</text:p>
          </table:table-cell>
          <table:table-cell table:style-name="ce2" office:value-type="float" office:value="0.724" calcext:value-type="float">
            <text:p>0.724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5 blocks)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92.65" calcext:value-type="float">
            <text:p>6392.6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331" calcext:value-type="float">
            <text:p>0.6331</text:p>
          </table:table-cell>
          <table:table-cell table:style-name="ce2" office:value-type="float" office:value="0.7519" calcext:value-type="float">
            <text:p>0.7519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style-name="ce2" office:value-type="float" office:value="11.76" calcext:value-type="float">
            <text:p>11.76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18.76" calcext:value-type="float">
            <text:p>6318.76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308" calcext:value-type="float">
            <text:p>0.6308</text:p>
          </table:table-cell>
          <table:table-cell table:style-name="ce2" office:value-type="float" office:value="0.7702" calcext:value-type="float">
            <text:p>0.7702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5 blocks)</text:p>
          </table:table-cell>
          <table:table-cell table:style-name="ce2" office:value-type="float" office:value="10.21" calcext:value-type="float">
            <text:p>10.21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647.5" calcext:value-type="float">
            <text:p>6647.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31" calcext:value-type="float">
            <text:p>0.6531</text:p>
          </table:table-cell>
          <table:table-cell table:style-name="ce2" office:value-type="float" office:value="0.709" calcext:value-type="float">
            <text:p>0.709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743.33" calcext:value-type="float">
            <text:p>6743.33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21" calcext:value-type="float">
            <text:p>0.6421</text:p>
          </table:table-cell>
          <table:table-cell table:style-name="ce2" office:value-type="float" office:value="0.717" calcext:value-type="float">
            <text:p>0.71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string" calcext:value-type="string">
            <text:p>SizeG 57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929.94" calcext:value-type="float">
            <text:p>8929.9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458" calcext:value-type="float">
            <text:p>0.6458</text:p>
          </table:table-cell>
          <table:table-cell table:style-name="ce3" office:value-type="float" office:value="0.7444" calcext:value-type="float">
            <text:p>7.44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9.25" calcext:value-type="float">
            <text:p>9.2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44.33" calcext:value-type="float">
            <text:p>8544.3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9" calcext:value-type="float">
            <text:p>0.629</text:p>
          </table:table-cell>
          <table:table-cell table:style-name="ce3" office:value-type="float" office:value="1.341" calcext:value-type="float">
            <text:p>1.34E+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92.98" calcext:value-type="float">
            <text:p>8592.98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49" calcext:value-type="float">
            <text:p>0.6249</text:p>
          </table:table-cell>
          <table:table-cell table:style-name="ce2" office:value-type="float" office:value="0.8177" calcext:value-type="float">
            <text:p>0.817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 office:value-type="float" office:value="16.99" calcext:value-type="float">
            <text:p>16.99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95.3" calcext:value-type="float">
            <text:p>8595.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43" calcext:value-type="float">
            <text:p>0.6243</text:p>
          </table:table-cell>
          <table:table-cell table:style-name="ce2" office:value-type="float" office:value="1.266" calcext:value-type="float">
            <text:p>1.26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15.28" calcext:value-type="float">
            <text:p>15.28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80.16" calcext:value-type="float">
            <text:p>8580.16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57" calcext:value-type="float">
            <text:p>0.6257</text:p>
          </table:table-cell>
          <table:table-cell table:style-name="ce2" office:value-type="float" office:value="0.8127" calcext:value-type="float">
            <text:p>0.812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 office:value-type="float" office:value="16.42" calcext:value-type="float">
            <text:p>16.42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40.6" calcext:value-type="float">
            <text:p>8540.6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82" calcext:value-type="float">
            <text:p>0.6282</text:p>
          </table:table-cell>
          <table:table-cell table:style-name="ce2" office:value-type="float" office:value="0.819" calcext:value-type="float">
            <text:p>0.819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style-name="ce2" office:value-type="float" office:value="14.18" calcext:value-type="float">
            <text:p>14.18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63.53" calcext:value-type="float">
            <text:p>8563.5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67" calcext:value-type="float">
            <text:p>0.6267</text:p>
          </table:table-cell>
          <table:table-cell table:style-name="ce2" office:value-type="float" office:value="1.232" calcext:value-type="float">
            <text:p>1.232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5 blocks)</text:p>
          </table:table-cell>
          <table:table-cell table:style-name="ce2" office:value-type="float" office:value="13.63" calcext:value-type="float">
            <text:p>13.63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53.24" calcext:value-type="float">
            <text:p>8553.2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75" calcext:value-type="float">
            <text:p>0.6275</text:p>
          </table:table-cell>
          <table:table-cell table:style-name="ce2" office:value-type="float" office:value="52.06" calcext:value-type="float">
            <text:p>52.06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style-name="ce2" office:value-type="float" office:value="13.85" calcext:value-type="float">
            <text:p>13.8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52.24" calcext:value-type="float">
            <text:p>8552.2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9" calcext:value-type="float">
            <text:p>0.629</text:p>
          </table:table-cell>
          <table:table-cell table:style-name="ce2" office:value-type="float" office:value="0.8194" calcext:value-type="float">
            <text:p>0.8194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5 blocks)</text:p>
          </table:table-cell>
          <table:table-cell table:style-name="ce2" office:value-type="float" office:value="8.45" calcext:value-type="float">
            <text:p>8.4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87.19" calcext:value-type="float">
            <text:p>8587.19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48" calcext:value-type="float">
            <text:p>0.6248</text:p>
          </table:table-cell>
          <table:table-cell table:style-name="ce2" office:value-type="float" office:value="0.8678" calcext:value-type="float">
            <text:p>0.8678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50 blocks)</text:p>
          </table:table-cell>
          <table:table-cell table:style-name="ce2" office:value-type="float" office:value="9.42" calcext:value-type="float">
            <text:p>9.42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78.93" calcext:value-type="float">
            <text:p>8578.9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57" calcext:value-type="float">
            <text:p>0.6257</text:p>
          </table:table-cell>
          <table:table-cell table:style-name="ce2" office:value-type="float" office:value="0.8189" calcext:value-type="float">
            <text:p>0.8189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SizeG 129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1.45" calcext:value-type="float">
            <text:p>11.45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20698" calcext:value-type="float">
            <text:p>120698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32" calcext:value-type="float">
            <text:p>0.532</text:p>
          </table:table-cell>
          <table:table-cell table:style-name="ce3" office:value-type="float" office:value="0.693" calcext:value-type="float">
            <text:p>6.93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36.37" calcext:value-type="float">
            <text:p>36.37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98753.517" calcext:value-type="float">
            <text:p>98753.517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444" calcext:value-type="float">
            <text:p>0.5444</text:p>
          </table:table-cell>
          <table:table-cell table:style-name="ce3" office:value-type="float" office:value="0.6888" calcext:value-type="float">
            <text:p>6.89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45.66" calcext:value-type="float">
            <text:p>45.66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5528.1" calcext:value-type="float">
            <text:p>15528.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379" calcext:value-type="float">
            <text:p>0.6379</text:p>
          </table:table-cell>
          <table:table-cell table:style-name="ce2" office:value-type="float" office:value="0.7001" calcext:value-type="float">
            <text:p>0.70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27.17" calcext:value-type="float">
            <text:p>27.17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84562.75" calcext:value-type="float">
            <text:p>84562.75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531" calcext:value-type="float">
            <text:p>0.5531</text:p>
          </table:table-cell>
          <table:table-cell table:style-name="ce2" office:value-type="float" office:value="0.6858" calcext:value-type="float">
            <text:p>0.68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34.14" calcext:value-type="float">
            <text:p>34.14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5473.09" calcext:value-type="float">
            <text:p>15473.09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52" calcext:value-type="float">
            <text:p>0.652</text:p>
          </table:table-cell>
          <table:table-cell table:style-name="ce2" office:value-type="float" office:value="0.6929" calcext:value-type="float">
            <text:p>0.692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26.61" calcext:value-type="float">
            <text:p>26.61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6593.01" calcext:value-type="float">
            <text:p>16593.0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593" calcext:value-type="float">
            <text:p>0.6593</text:p>
          </table:table-cell>
          <table:table-cell table:style-name="ce2" office:value-type="float" office:value="0.6846" calcext:value-type="float">
            <text:p>0.684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18.52" calcext:value-type="float">
            <text:p>18.52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92793.21" calcext:value-type="float">
            <text:p>92793.2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46" calcext:value-type="float">
            <text:p>0.546</text:p>
          </table:table-cell>
          <table:table-cell table:style-name="ce2" office:value-type="float" office:value="0.6874" calcext:value-type="float">
            <text:p>0.687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23" calcext:value-type="float">
            <text:p>1723</text:p>
          </table:table-cell>
          <table:table-cell table:style-name="ce2" office:value-type="string" calcext:value-type="string">
            <text:p>SizeG 155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485013 x 485013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/>
          <table:table-cell office:value-type="string" calcext:value-type="string">
            <text:p>D block has very little sparsit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51.03" calcext:value-type="float">
            <text:p>51.03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2881.17" calcext:value-type="float">
            <text:p>382881.17</text:p>
          </table:table-cell>
          <table:table-cell table:style-name="ce2" office:value-type="float" office:value="0.4724" calcext:value-type="float">
            <text:p>0.4724</text:p>
          </table:table-cell>
          <table:table-cell table:style-name="ce2" office:value-type="float" office:value="0.4723" calcext:value-type="float">
            <text:p>0.4723</text:p>
          </table:table-cell>
          <table:table-cell table:style-name="ce3" office:value-type="float" office:value="0.7586" calcext:value-type="float">
            <text:p>7.59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37.39" calcext:value-type="float">
            <text:p>37.39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3" office:value-type="float" office:value="0.759" calcext:value-type="float">
            <text:p>7.59E-01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63.79" calcext:value-type="float">
            <text:p>63.79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9" calcext:value-type="float">
            <text:p>0.759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48.71" calcext:value-type="float">
            <text:p>48.71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9" calcext:value-type="float">
            <text:p>0.759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39.82" calcext:value-type="float">
            <text:p>39.82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2708.5" calcext:value-type="float">
            <text:p>382708.5</text:p>
          </table:table-cell>
          <table:table-cell table:style-name="ce2" office:value-type="float" office:value="0.4724" calcext:value-type="float">
            <text:p>0.4724</text:p>
          </table:table-cell>
          <table:table-cell table:style-name="ce2" office:value-type="float" office:value="0.4723" calcext:value-type="float">
            <text:p>0.4723</text:p>
          </table:table-cell>
          <table:table-cell table:style-name="ce2" office:value-type="float" office:value="0.7585" calcext:value-type="float">
            <text:p>0.7585</text:p>
          </table:table-cell>
          <table:table-cell office:value-type="string" calcext:value-type="string">
            <text:p><text:s/>LM exited after 2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37.35" calcext:value-type="float">
            <text:p>37.35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3042.44" calcext:value-type="float">
            <text:p>383042.44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86" calcext:value-type="float">
            <text:p>0.7586</text:p>
          </table:table-cell>
          <table:table-cell office:value-type="string" calcext:value-type="string">
            <text:p><text:s/>LM exited after 22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39.6" calcext:value-type="float">
            <text:p>39.6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9" calcext:value-type="float">
            <text:p>0.759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SizeG 27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588039 x 588039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8.17" calcext:value-type="float">
            <text:p>8.17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296.45" calcext:value-type="float">
            <text:p>35296.45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114" calcext:value-type="float">
            <text:p>0.6114</text:p>
          </table:table-cell>
          <table:table-cell table:style-name="ce3" office:value-type="float" office:value="0.7132" calcext:value-type="float">
            <text:p>7.13E-01</text:p>
          </table:table-cell>
          <table:table-cell office:value-type="string" calcext:value-type="string">
            <text:p>Direct solve has lowest objective and has least mean reprojection err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57.9" calcext:value-type="float">
            <text:p>57.9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80.51" calcext:value-type="float">
            <text:p>35580.51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4" calcext:value-type="float">
            <text:p>0.6044</text:p>
          </table:table-cell>
          <table:table-cell table:style-name="ce3" office:value-type="float" office:value="0.7128" calcext:value-type="float">
            <text:p>7.13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63.86" calcext:value-type="float">
            <text:p>63.86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86.9" calcext:value-type="float">
            <text:p>35586.9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3" calcext:value-type="float">
            <text:p>0.6043</text:p>
          </table:table-cell>
          <table:table-cell table:style-name="ce2" office:value-type="float" office:value="0.7103" calcext:value-type="float">
            <text:p>0.71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69.06" calcext:value-type="float">
            <text:p>69.06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604.38" calcext:value-type="float">
            <text:p>35604.38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" calcext:value-type="float">
            <text:p>0.604</text:p>
          </table:table-cell>
          <table:table-cell table:style-name="ce2" office:value-type="float" office:value="0.7112" calcext:value-type="float">
            <text:p>0.71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61.28" calcext:value-type="float">
            <text:p>61.28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78.56" calcext:value-type="float">
            <text:p>35578.56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4" calcext:value-type="float">
            <text:p>0.6044</text:p>
          </table:table-cell>
          <table:table-cell table:style-name="ce2" office:value-type="float" office:value="0.7168" calcext:value-type="float">
            <text:p>0.71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62.74" calcext:value-type="float">
            <text:p>62.74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602.66" calcext:value-type="float">
            <text:p>35602.66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3" calcext:value-type="float">
            <text:p>0.6043</text:p>
          </table:table-cell>
          <table:table-cell table:style-name="ce2" office:value-type="float" office:value="0.7089" calcext:value-type="float">
            <text:p>0.708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59.13" calcext:value-type="float">
            <text:p>59.13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602.27" calcext:value-type="float">
            <text:p>35602.27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39" calcext:value-type="float">
            <text:p>0.6039</text:p>
          </table:table-cell>
          <table:table-cell table:style-name="ce2" office:value-type="float" office:value="0.7149" calcext:value-type="float">
            <text:p>0.7149</text:p>
          </table:table-cell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SizeG 32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0.97" calcext:value-type="float">
            <text:p>10.97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003.68" calcext:value-type="float">
            <text:p>43003.68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6032" calcext:value-type="float">
            <text:p>0.6032</text:p>
          </table:table-cell>
          <table:table-cell table:style-name="ce3" office:value-type="float" office:value="0.8028" calcext:value-type="float">
            <text:p>8.03E-01</text:p>
          </table:table-cell>
          <table:table-cell/>
          <table:table-cell office:value-type="string" calcext:value-type="string">
            <text:p>Direct solve gives the lowest residual but highest 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54.24" calcext:value-type="float">
            <text:p>54.24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64.29" calcext:value-type="float">
            <text:p>43564.29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43" calcext:value-type="float">
            <text:p>0.5943</text:p>
          </table:table-cell>
          <table:table-cell table:style-name="ce3" office:value-type="float" office:value="0.7712" calcext:value-type="float">
            <text:p>7.71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76.41" calcext:value-type="float">
            <text:p>76.41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623.05" calcext:value-type="float">
            <text:p>43623.05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37" calcext:value-type="float">
            <text:p>0.5937</text:p>
          </table:table-cell>
          <table:table-cell table:style-name="ce2" office:value-type="float" office:value="0.7743" calcext:value-type="float">
            <text:p>0.77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75.5" calcext:value-type="float">
            <text:p>75.5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669.42" calcext:value-type="float">
            <text:p>43669.42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27" calcext:value-type="float">
            <text:p>0.5927</text:p>
          </table:table-cell>
          <table:table-cell table:style-name="ce2" office:value-type="float" office:value="37.81" calcext:value-type="float">
            <text:p>37.8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74.88" calcext:value-type="float">
            <text:p>74.88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66.69" calcext:value-type="float">
            <text:p>43566.69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42" calcext:value-type="float">
            <text:p>0.5942</text:p>
          </table:table-cell>
          <table:table-cell table:style-name="ce2" office:value-type="float" office:value="0.7733" calcext:value-type="float">
            <text:p>0.773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69.63" calcext:value-type="float">
            <text:p>69.63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88.57" calcext:value-type="float">
            <text:p>43588.57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39" calcext:value-type="float">
            <text:p>0.5939</text:p>
          </table:table-cell>
          <table:table-cell table:style-name="ce2" office:value-type="float" office:value="0.7691" calcext:value-type="float">
            <text:p>0.769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81.49" calcext:value-type="float">
            <text:p>81.49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643.16" calcext:value-type="float">
            <text:p>43643.16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34" calcext:value-type="float">
            <text:p>0.5934</text:p>
          </table:table-cell>
          <table:table-cell table:style-name="ce2" office:value-type="float" office:value="0.7654" calcext:value-type="float">
            <text:p>0.7654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78" calcext:value-type="float">
            <text:p>1778</text:p>
          </table:table-cell>
          <table:table-cell table:style-name="ce2" office:value-type="string" calcext:value-type="string">
            <text:p>SizeG 16002</text:p>
          </table:table-cell>
          <table:table-cell/>
          <table:table-cell office:value-type="string" calcext:value-type="string">
            <text:p>Unable to save to mat file(matrix file size 10.4GB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997771 x 2997771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25.06" calcext:value-type="float">
            <text:p>125.06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71991.45" calcext:value-type="float">
            <text:p>171991.45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56" calcext:value-type="float">
            <text:p>0.6856</text:p>
          </table:table-cell>
          <table:table-cell table:style-name="ce3" office:value-type="float" office:value="0.5798" calcext:value-type="float">
            <text:p>5.80E-01</text:p>
          </table:table-cell>
          <table:table-cell office:value-type="string" calcext:value-type="string">
            <text:p>Stopped after 15 iterations</text:p>
          </table:table-cell>
          <table:table-cell/>
          <table:table-cell office:value-type="string" calcext:value-type="string">
            <text:p>Exited due to small update or gradient stopping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636.79" calcext:value-type="float">
            <text:p>636.79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82862.26" calcext:value-type="float">
            <text:p>182862.26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54" calcext:value-type="float">
            <text:p>0.6854</text:p>
          </table:table-cell>
          <table:table-cell table:style-name="ce3" office:value-type="float" office:value="0.5584" calcext:value-type="float">
            <text:p>5.58E-01</text:p>
          </table:table-cell>
          <table:table-cell office:value-type="string" calcext:value-type="string">
            <text:p>Stopped after 13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296.1" calcext:value-type="float">
            <text:p>296.1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81147.99" calcext:value-type="float">
            <text:p>181147.99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63" calcext:value-type="float">
            <text:p>0.6863</text:p>
          </table:table-cell>
          <table:table-cell table:style-name="ce3" office:value-type="float" office:value="0.5871" calcext:value-type="float">
            <text:p>5.87E-01</text:p>
          </table:table-cell>
          <table:table-cell office:value-type="string" calcext:value-type="string">
            <text:p>Stopped after 19 iterations</text:p>
          </table:table-cell>
          <table:table-cell table:number-columns-repeated="1015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ndle_large_lifted_schur(40)" table:style-name="ta1">
        <table:table-column table:style-name="co8" table:default-cell-style-name="ce1"/>
        <table:table-column table:style-name="co9" table:default-cell-style-name="ce1"/>
        <table:table-column table:style-name="co1" table:number-columns-repeated="6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SizeG 441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 table:style-name="ce1" table:number-columns-repeated="2"/>
          <table:table-cell table:style-name="ce1" office:value-type="string" calcext:value-type="string">
            <text:p>less no of MSC blocks =&gt; blocks have more non-zeros,so <text:s/>time per iteration increases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11" calcext:value-type="float">
            <text:p>0.1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14" calcext:value-type="float">
            <text:p>820.1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7337" calcext:value-type="float">
            <text:p>0.73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49" calcext:value-type="float">
            <text:p>0.49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3.99" calcext:value-type="float">
            <text:p>823.99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706" calcext:value-type="float">
            <text:p>0.7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" calcext:value-type="float">
            <text:p>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99" calcext:value-type="float">
            <text:p>820.99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43" calcext:value-type="float">
            <text:p>0.7243</text:p>
          </table:table-cell>
          <table:table-cell office:value-type="float" office:value="0.6247" calcext:value-type="float">
            <text:p>0.62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0.95" calcext:value-type="float">
            <text:p>0.95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19.84" calcext:value-type="float">
            <text:p>819.8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" calcext:value-type="float">
            <text:p>0.725</text:p>
          </table:table-cell>
          <table:table-cell office:value-type="float" office:value="0.8072" calcext:value-type="float">
            <text:p>0.80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0.79" calcext:value-type="float">
            <text:p>0.79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1.18" calcext:value-type="float">
            <text:p>821.18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35" calcext:value-type="float">
            <text:p>0.7235</text:p>
          </table:table-cell>
          <table:table-cell office:value-type="float" office:value="1.054" calcext:value-type="float">
            <text:p>1.0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0.76" calcext:value-type="float">
            <text:p>0.76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28" calcext:value-type="float">
            <text:p>820.28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5" calcext:value-type="float">
            <text:p>0.7255</text:p>
          </table:table-cell>
          <table:table-cell office:value-type="float" office:value="0.8936" calcext:value-type="float">
            <text:p>0.89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0.87" calcext:value-type="float">
            <text:p>0.87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44" calcext:value-type="float">
            <text:p>820.4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9" calcext:value-type="float">
            <text:p>0.7259</text:p>
          </table:table-cell>
          <table:table-cell office:value-type="float" office:value="0.8653" calcext:value-type="float">
            <text:p>0.865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izeG 1242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44" calcext:value-type="float">
            <text:p>0.44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74.69" calcext:value-type="float">
            <text:p>2574.6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8938" calcext:value-type="float">
            <text:p>0.89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85" calcext:value-type="float">
            <text:p>0.85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95.05" calcext:value-type="float">
            <text:p>2595.05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341" calcext:value-type="float">
            <text:p>0.6341</text:p>
          </table:table-cell>
          <table:table-cell table:style-name="ce3" office:value-type="float" office:value="0.8289" calcext:value-type="float">
            <text:p>8.2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2.81" calcext:value-type="float">
            <text:p>2.81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4.2" calcext:value-type="float">
            <text:p>2544.2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9103" calcext:value-type="float">
            <text:p>0.91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2.16" calcext:value-type="float">
            <text:p>2.16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6.48" calcext:value-type="float">
            <text:p>2546.48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8928" calcext:value-type="float">
            <text:p>0.89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2.42" calcext:value-type="float">
            <text:p>2.42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3.18" calcext:value-type="float">
            <text:p>2543.18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74" calcext:value-type="float">
            <text:p>0.6474</text:p>
          </table:table-cell>
          <table:table-cell table:style-name="ce3" office:value-type="float" office:value="10500000000" calcext:value-type="float">
            <text:p>1.05E+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2.17" calcext:value-type="float">
            <text:p>2.17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33.9" calcext:value-type="float">
            <text:p>2533.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" calcext:value-type="float">
            <text:p>0.649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2.76" calcext:value-type="float">
            <text:p>2.76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1.88" calcext:value-type="float">
            <text:p>2541.88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6" calcext:value-type="float">
            <text:p>0.6486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SizeG 3399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2.94" calcext:value-type="float">
            <text:p>2.94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859.84" calcext:value-type="float">
            <text:p>6859.8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77" calcext:value-type="float">
            <text:p>0.6677</text:p>
          </table:table-cell>
          <table:table-cell office:value-type="float" office:value="0.7043" calcext:value-type="float">
            <text:p>0.70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0.47" calcext:value-type="float">
            <text:p>10.47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482.55" calcext:value-type="float">
            <text:p>6482.55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477" calcext:value-type="float">
            <text:p>0.6477</text:p>
          </table:table-cell>
          <table:table-cell table:style-name="ce3" office:value-type="float" office:value="0.7177" calcext:value-type="float">
            <text:p>7.18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5.95" calcext:value-type="float">
            <text:p>15.95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834.74" calcext:value-type="float">
            <text:p>6834.7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66" calcext:value-type="float">
            <text:p>0.6666</text:p>
          </table:table-cell>
          <table:table-cell office:value-type="float" office:value="0.7034" calcext:value-type="float">
            <text:p>0.7034</text:p>
          </table:table-cell>
          <table:table-cell office:value-type="string" calcext:value-type="string">
            <text:p>Exited after 78 iterations</text:p>
          </table:table-cell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office:value-type="float" office:value="11.43" calcext:value-type="float">
            <text:p>11.43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355.94" calcext:value-type="float">
            <text:p>6355.9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7344" calcext:value-type="float">
            <text:p>0.734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office:value-type="float" office:value="9.48" calcext:value-type="float">
            <text:p>9.48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549.62" calcext:value-type="float">
            <text:p>6549.62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94" calcext:value-type="float">
            <text:p>0.6594</text:p>
          </table:table-cell>
          <table:table-cell office:value-type="float" office:value="0.7144" calcext:value-type="float">
            <text:p>0.714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office:value-type="float" office:value="10.01" calcext:value-type="float">
            <text:p>10.01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705.47" calcext:value-type="float">
            <text:p>6705.47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34" calcext:value-type="float">
            <text:p>0.6634</text:p>
          </table:table-cell>
          <table:table-cell office:value-type="float" office:value="0.7003" calcext:value-type="float">
            <text:p>0.70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8.57" calcext:value-type="float">
            <text:p>8.57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553.29" calcext:value-type="float">
            <text:p>6553.29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7152" calcext:value-type="float">
            <text:p>0.7152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office:value-type="string" calcext:value-type="string">
            <text:p>SizeG 5739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.39" calcext:value-type="float">
            <text:p>5.39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929.94" calcext:value-type="float">
            <text:p>8929.94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58" calcext:value-type="float">
            <text:p>0.6458</text:p>
          </table:table-cell>
          <table:table-cell table:style-name="ce3" office:value-type="float" office:value="0.7444" calcext:value-type="float">
            <text:p>7.44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5.33" calcext:value-type="float">
            <text:p>15.33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534.89" calcext:value-type="float">
            <text:p>8534.89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294" calcext:value-type="float">
            <text:p>0.6294</text:p>
          </table:table-cell>
          <table:table-cell table:style-name="ce3" office:value-type="float" office:value="1215.72" calcext:value-type="float">
            <text:p>1.22E+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21.8" calcext:value-type="float">
            <text:p>21.8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674.84" calcext:value-type="float">
            <text:p>8674.84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7813" calcext:value-type="float">
            <text:p>0.7813</text:p>
          </table:table-cell>
          <table:table-cell office:value-type="string" calcext:value-type="string">
            <text:p>Exited after 74 iterations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7.79" calcext:value-type="float">
            <text:p>17.79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721.03" calcext:value-type="float">
            <text:p>8721.03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7694" calcext:value-type="float">
            <text:p>0.769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office:value-type="float" office:value="18.48" calcext:value-type="float">
            <text:p>18.48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764.12" calcext:value-type="float">
            <text:p>8764.12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7639" calcext:value-type="float">
            <text:p>0.763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office:value-type="float" office:value="15.67" calcext:value-type="float">
            <text:p>15.67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954.9" calcext:value-type="float">
            <text:p>8954.9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7437" calcext:value-type="float">
            <text:p>0.7437</text:p>
          </table:table-cell>
          <table:table-cell office:value-type="string" calcext:value-type="string">
            <text:p>Exited after 47 iterations</text:p>
          </table:table-cell>
        </table:table-row>
        <table:table-row table:style-name="ro1">
          <table:table-cell table:style-name="Default"/>
          <table:table-cell office:value-type="string" calcext:value-type="string">
            <text:p>MSC(50 blocks)</text:p>
          </table:table-cell>
          <table:table-cell office:value-type="float" office:value="6.03" calcext:value-type="float">
            <text:p>6.03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9005.43" calcext:value-type="float">
            <text:p>9005.43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7429" calcext:value-type="float">
            <text:p>0.7429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office:value-type="string" calcext:value-type="string">
            <text:p>SizeG 12948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1.45" calcext:value-type="float">
            <text:p>11.4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20698" calcext:value-type="float">
            <text:p>120698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32" calcext:value-type="float">
            <text:p>0.532</text:p>
          </table:table-cell>
          <table:table-cell table:style-name="ce3" office:value-type="float" office:value="0.693" calcext:value-type="float">
            <text:p>6.93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5.49" calcext:value-type="float">
            <text:p>25.49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41563.52" calcext:value-type="float">
            <text:p>141563.52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193" calcext:value-type="float">
            <text:p>0.5193</text:p>
          </table:table-cell>
          <table:table-cell table:style-name="ce3" office:value-type="float" office:value="0.6989" calcext:value-type="float">
            <text:p>6.9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39.33" calcext:value-type="float">
            <text:p>39.33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54617.78" calcext:value-type="float">
            <text:p>54617.78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6827" calcext:value-type="float">
            <text:p>0.68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30.04" calcext:value-type="float">
            <text:p>30.04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01150.3" calcext:value-type="float">
            <text:p>101150.3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6887" calcext:value-type="float">
            <text:p>0.68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27.5" calcext:value-type="float">
            <text:p>27.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80745.53" calcext:value-type="float">
            <text:p>80745.53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627" calcext:value-type="float">
            <text:p>0.5627</text:p>
          </table:table-cell>
          <table:table-cell office:value-type="float" office:value="0.6855" calcext:value-type="float">
            <text:p>0.68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27.65" calcext:value-type="float">
            <text:p>27.6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35809.99" calcext:value-type="float">
            <text:p>135809.99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6968" calcext:value-type="float">
            <text:p>0.69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25.94" calcext:value-type="float">
            <text:p>25.94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01983.7" calcext:value-type="float">
            <text:p>101983.7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6889" calcext:value-type="float">
            <text:p>0.6889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23" calcext:value-type="float">
            <text:p>1723</text:p>
          </table:table-cell>
          <table:table-cell office:value-type="string" calcext:value-type="string">
            <text:p>SizeG 15507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485013 x 485013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/>
          <table:table-cell table:style-name="ce1" office:value-type="string" calcext:value-type="string">
            <text:p>D block has very little sparsity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1.03" calcext:value-type="float">
            <text:p>51.03</text:p>
          </table:table-cell>
          <table:table-cell office:value-type="float" office:value="387719.51" calcext:value-type="float">
            <text:p>387719.51</text:p>
          </table:table-cell>
          <table:table-cell office:value-type="float" office:value="382881.17" calcext:value-type="float">
            <text:p>382881.17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4723" calcext:value-type="float">
            <text:p>0.4723</text:p>
          </table:table-cell>
          <table:table-cell table:style-name="ce3" office:value-type="float" office:value="0.7586" calcext:value-type="float">
            <text:p>7.5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53.72" calcext:value-type="float">
            <text:p>53.72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table:style-name="ce3" office:value-type="float" office:value="0.759" calcext:value-type="float">
            <text:p>7.59E-01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08.65" calcext:value-type="float">
            <text:p>108.65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84.86" calcext:value-type="float">
            <text:p>84.86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76.84" calcext:value-type="float">
            <text:p>76.84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68.88" calcext:value-type="float">
            <text:p>68.88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70.84" calcext:value-type="float">
            <text:p>70.84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SizeG 2772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588039 x 588039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8.17" calcext:value-type="float">
            <text:p>8.17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296.45" calcext:value-type="float">
            <text:p>35296.45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114" calcext:value-type="float">
            <text:p>0.6114</text:p>
          </table:table-cell>
          <table:table-cell table:style-name="ce3" office:value-type="float" office:value="0.7132" calcext:value-type="float">
            <text:p>7.13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48.2" calcext:value-type="float">
            <text:p>48.2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60.43" calcext:value-type="float">
            <text:p>35560.43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45" calcext:value-type="float">
            <text:p>0.6045</text:p>
          </table:table-cell>
          <table:table-cell table:style-name="ce3" office:value-type="float" office:value="0.7113" calcext:value-type="float">
            <text:p>7.11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63" calcext:value-type="float">
            <text:p>63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06.62" calcext:value-type="float">
            <text:p>35506.62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" calcext:value-type="float">
            <text:p>0.607</text:p>
          </table:table-cell>
          <table:table-cell office:value-type="float" office:value="0.7177" calcext:value-type="float">
            <text:p>0.71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58.86" calcext:value-type="float">
            <text:p>58.86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67.26" calcext:value-type="float">
            <text:p>35567.2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7104" calcext:value-type="float">
            <text:p>0.71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55.42" calcext:value-type="float">
            <text:p>55.42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472.63" calcext:value-type="float">
            <text:p>35472.63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7208" calcext:value-type="float">
            <text:p>0.72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56.76" calcext:value-type="float">
            <text:p>56.76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15.19" calcext:value-type="float">
            <text:p>35515.19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" calcext:value-type="float">
            <text:p>0.607</text:p>
          </table:table-cell>
          <table:table-cell office:value-type="float" office:value="0.7087" calcext:value-type="float">
            <text:p>0.70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78.83" calcext:value-type="float">
            <text:p>78.83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41.26" calcext:value-type="float">
            <text:p>35541.2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713" calcext:value-type="float">
            <text:p>0.713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SizeG 3204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0.97" calcext:value-type="float">
            <text:p>10.97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003.68" calcext:value-type="float">
            <text:p>43003.68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6032" calcext:value-type="float">
            <text:p>0.6032</text:p>
          </table:table-cell>
          <table:table-cell table:style-name="ce3" office:value-type="float" office:value="0.8028" calcext:value-type="float">
            <text:p>8.03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57.69" calcext:value-type="float">
            <text:p>57.69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524.07" calcext:value-type="float">
            <text:p>43524.07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49" calcext:value-type="float">
            <text:p>0.5949</text:p>
          </table:table-cell>
          <table:table-cell table:style-name="ce3" office:value-type="float" office:value="0.7688" calcext:value-type="float">
            <text:p>7.6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97.69" calcext:value-type="float">
            <text:p>97.69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738.87" calcext:value-type="float">
            <text:p>43738.87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59" calcext:value-type="float">
            <text:p>0.5959</text:p>
          </table:table-cell>
          <table:table-cell office:value-type="float" office:value="0.7627" calcext:value-type="float">
            <text:p>0.7627</text:p>
          </table:table-cell>
          <table:table-cell office:value-type="string" calcext:value-type="string">
            <text:p>Exited after 73 iterations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78.81" calcext:value-type="float">
            <text:p>78.81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416.72" calcext:value-type="float">
            <text:p>43416.72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8023" calcext:value-type="float">
            <text:p>0.80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51.34" calcext:value-type="float">
            <text:p>51.34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502.01" calcext:value-type="float">
            <text:p>43502.01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7761" calcext:value-type="float">
            <text:p>0.77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52.22" calcext:value-type="float">
            <text:p>52.22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409.23" calcext:value-type="float">
            <text:p>43409.23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72" calcext:value-type="float">
            <text:p>0.5972</text:p>
          </table:table-cell>
          <table:table-cell office:value-type="float" office:value="0.8015" calcext:value-type="float">
            <text:p>0.8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56.67" calcext:value-type="float">
            <text:p>56.67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479.37" calcext:value-type="float">
            <text:p>43479.37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7906" calcext:value-type="float">
            <text:p>0.7906</text:p>
          </table:table-cell>
          <table:table-cell/>
        </table:table-row>
      </table:table>
      <table:table table:name="bundle_large_lifted_schur(100)" table:style-name="ta1">
        <table:table-column table:style-name="co1" table:default-cell-style-name="ce1"/>
        <table:table-column table:style-name="co8" table:default-cell-style-name="ce1"/>
        <table:table-column table:style-name="co1" table:number-columns-repeated="5" table:default-cell-style-name="ce2"/>
        <table:table-column table:style-name="co10" table:default-cell-style-name="ce2"/>
        <table:table-column table:style-name="co1" table:default-cell-style-name="ce4"/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SizeG 441</text:p>
          </table:table-cell>
          <table:table-cell table:style-name="ce1" table:number-columns-repeated="5"/>
          <table:table-cell table:style-name="Default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ce1" table:number-columns-repeated="6"/>
          <table:table-cell table:style-name="Default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1" table:number-columns-repeated="2"/>
          <table:table-cell table:style-name="ce1" office:value-type="string" calcext:value-type="string">
            <text:p>less no of MSC blocks =&gt; blocks have more non-zeros,so <text:s/>time per iteration increases</text:p>
          </table:table-cell>
          <table:table-cell table:style-name="ce1"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11" calcext:value-type="float">
            <text:p>0.1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14" calcext:value-type="float">
            <text:p>820.1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7337" calcext:value-type="float">
            <text:p>0.733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47" calcext:value-type="float">
            <text:p>0.47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4.33" calcext:value-type="float">
            <text:p>824.33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26" calcext:value-type="float">
            <text:p>0.7226</text:p>
          </table:table-cell>
          <table:table-cell office:value-type="float" office:value="0.9661" calcext:value-type="float">
            <text:p>0.96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0.72" calcext:value-type="float">
            <text:p>0.72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3.06" calcext:value-type="float">
            <text:p>823.06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" calcext:value-type="float">
            <text:p>0.725</text:p>
          </table:table-cell>
          <table:table-cell office:value-type="float" office:value="0.6852" calcext:value-type="float">
            <text:p>0.6852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0.62" calcext:value-type="float">
            <text:p>0.62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1.58" calcext:value-type="float">
            <text:p>821.58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478" calcext:value-type="float">
            <text:p>0.7478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0.59" calcext:value-type="float">
            <text:p>0.59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1.67" calcext:value-type="float">
            <text:p>821.67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36" calcext:value-type="float">
            <text:p>0.7236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0.65" calcext:value-type="float">
            <text:p>0.65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1.62" calcext:value-type="float">
            <text:p>821.62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41" calcext:value-type="float">
            <text:p>0.7241</text:p>
          </table:table-cell>
          <table:table-cell office:value-type="float" office:value="0.7694" calcext:value-type="float">
            <text:p>0.7694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0.6" calcext:value-type="float">
            <text:p>0.6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19.64" calcext:value-type="float">
            <text:p>819.6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47" calcext:value-type="float">
            <text:p>0.7247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izeG 1242</text:p>
          </table:table-cell>
          <table:table-cell table:style-name="ce1" table:number-columns-repeated="5"/>
          <table:table-cell table:style-name="Default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/>
          <table:table-cell table:style-name="ce1" table:number-columns-repeated="5"/>
          <table:table-cell table:style-name="Default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44" calcext:value-type="float">
            <text:p>0.44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74.69" calcext:value-type="float">
            <text:p>2574.6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8938" calcext:value-type="float">
            <text:p>0.89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86" calcext:value-type="float">
            <text:p>0.86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95.04" calcext:value-type="float">
            <text:p>2595.04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341" calcext:value-type="float">
            <text:p>0.6341</text:p>
          </table:table-cell>
          <table:table-cell table:style-name="ce3" office:value-type="float" office:value="0.8289" calcext:value-type="float">
            <text:p>8.2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/>
          <table:table-cell office:value-type="float" office:value="126225.19" calcext:value-type="float">
            <text:p>126225.19</text:p>
          </table:table-cell>
          <table:table-cell/>
          <table:table-cell office:value-type="float" office:value="0.4911" calcext:value-type="float">
            <text:p>0.49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/>
          <table:table-cell office:value-type="float" office:value="126225.19" calcext:value-type="float">
            <text:p>126225.19</text:p>
          </table:table-cell>
          <table:table-cell/>
          <table:table-cell office:value-type="float" office:value="0.4911" calcext:value-type="float">
            <text:p>0.49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/>
          <table:table-cell office:value-type="float" office:value="126225.19" calcext:value-type="float">
            <text:p>126225.19</text:p>
          </table:table-cell>
          <table:table-cell/>
          <table:table-cell office:value-type="float" office:value="0.4911" calcext:value-type="float">
            <text:p>0.4911</text:p>
          </table:table-cell>
          <table:table-cell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/>
          <table:table-cell office:value-type="float" office:value="126225.19" calcext:value-type="float">
            <text:p>126225.19</text:p>
          </table:table-cell>
          <table:table-cell/>
          <table:table-cell office:value-type="float" office:value="0.4911" calcext:value-type="float">
            <text:p>0.49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/>
          <table:table-cell office:value-type="float" office:value="126225.19" calcext:value-type="float">
            <text:p>126225.19</text:p>
          </table:table-cell>
          <table:table-cell/>
          <table:table-cell office:value-type="float" office:value="0.4911" calcext:value-type="float">
            <text:p>0.49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8:33:27.474260656</meta:creation-date>
    <dc:date>2019-08-06T16:50:31.345163944</dc:date>
    <meta:editing-duration>P12DT5H32M36S</meta:editing-duration>
    <meta:editing-cycles>194</meta:editing-cycles>
    <meta:generator>LibreOffice/6.1.6.3$Linux_X86_64 LibreOffice_project/10$Build-3</meta:generator>
    <meta:document-statistic meta:table-count="3" meta:cell-count="1310" meta:object-count="0"/>
  </office:meta>
</office:document-meta>
</file>